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50">
      <style:table-cell-properties fo:border="0.002cm solid #000000"/>
    </style:style>
    <style:style style:name="ce3" style:family="table-cell" style:parent-style-name="Default" style:data-style-name="N50"/>
    <style:style style:name="ce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 style:data-style-name="N109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9">
      <style:table-cell-properties fo:border="0.002cm solid #000000"/>
    </style:style>
    <style:style style:name="gr1" style:family="graphic">
      <style:graphic-properties draw:stroke="none" draw:fill="solid" draw:fill-color="#ffff99" draw:opacity="50%" draw:textarea-horizontal-align="center" draw:textarea-vertical-align="middle" draw:shadow-opacity="5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UFG</text:p>
          </table:table-cell>
          <table:table-cell office:value-type="string">
            <text:p>営業純益</text:p>
          </table:table-cell>
          <table:table-cell/>
          <table:table-cell office:value-type="date" office:date-value="2015-05-17">
            <text:p>15/05/17 00:0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UFG</text:p>
          </table:table-cell>
          <table:table-cell office:value-type="string">
            <text:p>営業純益</text:p>
          </table:table-cell>
          <table:table-cell/>
          <table:table-cell office:value-type="date" office:date-value="2015-05-17">
            <text:p>15/05/17 00: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3" table:formula="of:=TODAY()" office:value-type="date" office:date-value="2015-05-17">
            <text:p>15/05/17 00:00</text:p>
          </table:table-cell>
        </table:table-row>
      </table:table>
      <table:table table:name="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5"/>
        <table:table-column table:style-name="co1" table:number-columns-repeated="7" table:default-cell-style-name="ce6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Default"/>
          <table:table-cell table:style-name="ce5" table:number-columns-repeated="7"/>
        </table:table-row>
        <table:table-row table:style-name="ro3">
          <table:table-cell/>
          <table:table-cell office:value-type="string">
            <text:p>(百万円)</text:p>
          </table:table-cell>
          <table:table-cell/>
          <table:table-cell table:style-name="ce5" office:value-type="string">
            <text:p>division</text:p>
          </table:table-cell>
          <table:table-cell office:value-type="string">
            <text:p>リテール</text:p>
          </table:table-cell>
          <table:table-cell office:value-type="string">
            <text:p>法人部門</text:p>
          </table:table-cell>
          <table:table-cell office:value-type="string">
            <text:p>国際部門</text:p>
          </table:table-cell>
          <table:table-cell office:value-type="string">
            <text:p>ＵＮＢＣ</text:p>
          </table:table-cell>
          <table:table-cell office:value-type="string">
            <text:p>市場部門</text:p>
          </table:table-cell>
          <table:table-cell/>
          <table:table-cell table:style-name="ce6" office:value-type="string">
            <text:p>その他</text:p>
          </table:table-cell>
          <table:table-cell table:style-name="ce6" office:value-type="string">
            <text:p>合計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6"/>
          <table:table-cell table:style-name="ce6" table:number-columns-repeated="2"/>
        </table:table-row>
        <table:table-row table:style-name="ro3">
          <table:table-cell/>
          <table:table-cell office:value-type="string">
            <text:p>営業純益</text:p>
          </table:table-cell>
          <table:table-cell/>
          <table:table-cell office:value-type="string">
            <text:p>営業純益</text:p>
          </table:table-cell>
          <table:table-cell table:style-name="ce4" office:value-type="float" office:value="137622">
            <text:p>137,622</text:p>
          </table:table-cell>
          <table:table-cell table:style-name="ce4" office:value-type="float" office:value="365608">
            <text:p>365,608</text:p>
          </table:table-cell>
          <table:table-cell table:style-name="ce4" office:value-type="float" office:value="372552">
            <text:p>372,552</text:p>
          </table:table-cell>
          <table:table-cell table:style-name="ce4" office:value-type="float" office:value="109043">
            <text:p>109,043</text:p>
          </table:table-cell>
          <table:table-cell table:style-name="ce4" office:value-type="float" office:value="295566">
            <text:p>295,566</text:p>
          </table:table-cell>
          <table:table-cell table:style-name="ce8" table:formula="of:=SUM([.E6:.I6])" office:value-type="float" office:value="1280391">
            <text:p>1,280,391</text:p>
          </table:table-cell>
          <table:table-cell table:style-name="ce4" office:value-type="float" office:value="-136800">
            <text:p>-136,800</text:p>
          </table:table-cell>
          <table:table-cell table:style-name="ce4" office:value-type="float" office:value="1034548">
            <text:p>1,034,548</text:p>
          </table:table-cell>
        </table:table-row>
        <table:table-row table:style-name="ro3">
          <table:table-cell/>
          <table:table-cell office:value-type="string">
            <text:p>営業純益</text:p>
          </table:table-cell>
          <table:table-cell table:style-name="ce4" office:value-type="float" office:value="137622">
            <text:p>137,622</text:p>
          </table:table-cell>
          <table:table-cell table:style-name="ce4" office:value-type="float" office:value="365608">
            <text:p>365,608</text:p>
          </table:table-cell>
          <table:table-cell table:style-name="ce4" office:value-type="float" office:value="372552">
            <text:p>372,552</text:p>
          </table:table-cell>
          <table:table-cell table:style-name="ce4" office:value-type="float" office:value="109043">
            <text:p>109,043</text:p>
          </table:table-cell>
          <table:table-cell table:style-name="ce4" office:value-type="float" office:value="295566">
            <text:p>295,566</text:p>
          </table:table-cell>
          <table:table-cell table:style-name="ce8" table:formula="of:=SUM([.C7:.G7])" office:value-type="float" office:value="1280391">
            <text:p>1,280,391</text:p>
          </table:table-cell>
          <table:table-cell table:style-name="ce4" office:value-type="float" office:value="-136800">
            <text:p>-136,800</text:p>
          </table:table-cell>
          <table:table-cell table:style-name="ce4" office:value-type="float" office:value="1034548">
            <text:p>1,034,548</text:p>
          </table:table-cell>
          <table:table-cell table:style-name="ce4" office:value-type="float" office:value="-12890">
            <text:p>-12,890</text:p>
          </table:table-cell>
          <table:table-cell table:style-name="ce4" office:value-type="float" office:value="2551577">
            <text:p>2,551,577</text:p>
          </table:table-cell>
        </table:table-row>
        <table:table-row table:style-name="ro3">
          <table:table-cell/>
          <table:table-cell table:style-name="ce5"/>
          <table:table-cell table:style-name="ce4" office:value-type="float" office:value="590706">
            <text:p>590,706</text:p>
          </table:table-cell>
          <table:table-cell table:style-name="ce4" office:value-type="float" office:value="689741">
            <text:p>689,741</text:p>
          </table:table-cell>
          <table:table-cell table:style-name="ce4" office:value-type="float" office:value="926700">
            <text:p>926,700</text:p>
          </table:table-cell>
          <table:table-cell table:style-name="ce4" office:value-type="float" office:value="375851">
            <text:p>375,851</text:p>
          </table:table-cell>
          <table:table-cell table:style-name="ce4" office:value-type="float" office:value="357320">
            <text:p>357,320</text:p>
          </table:table-cell>
          <table:table-cell table:style-name="ce8"/>
          <table:table-cell table:style-name="ce4" office:value-type="float" office:value="-12890">
            <text:p>-12,890</text:p>
          </table:table-cell>
          <table:table-cell table:style-name="ce8"/>
          <table:table-cell table:style-name="ce4" office:value-type="float" office:value="-22724">
            <text:p>-22,724</text:p>
          </table:table-cell>
          <table:table-cell table:style-name="ce4" office:value-type="float" office:value="1943934">
            <text:p>1,943,934</text:p>
          </table:table-cell>
        </table:table-row>
        <table:table-row table:style-name="ro3">
          <table:table-cell/>
          <table:table-cell office:value-type="string">
            <text:p> </text:p>
          </table:table-cell>
          <table:table-cell table:style-name="ce6" office:value-type="string">
            <text:p> </text:p>
          </table:table-cell>
          <table:table-cell office:value-type="string">
            <text:p>金利収支</text:p>
          </table:table-cell>
          <table:table-cell table:style-name="ce4" office:value-type="float" office:value="378854">
            <text:p>378,854</text:p>
          </table:table-cell>
          <table:table-cell table:style-name="ce4" office:value-type="float" office:value="325321">
            <text:p>325,321</text:p>
          </table:table-cell>
          <table:table-cell table:style-name="ce4" office:value-type="float" office:value="235757">
            <text:p>235,757</text:p>
          </table:table-cell>
          <table:table-cell table:style-name="ce4" office:value-type="string">
            <text:p>─</text:p>
          </table:table-cell>
          <table:table-cell table:style-name="ce4" office:value-type="float" office:value="154659">
            <text:p>154,659</text:p>
          </table:table-cell>
          <table:table-cell table:style-name="ce8"/>
          <table:table-cell table:style-name="ce4" office:value-type="float" office:value="53875">
            <text:p>53,875</text:p>
          </table:table-cell>
          <table:table-cell table:style-name="ce4" office:value-type="float" office:value="1148468">
            <text:p>1,148,468</text:p>
          </table:table-cell>
        </table:table-row>
        <table:table-row table:style-name="ro3">
          <table:table-cell/>
          <table:table-cell office:value-type="string">
            <text:p> </text:p>
          </table:table-cell>
          <table:table-cell table:style-name="ce6" office:value-type="string">
            <text:p> </text:p>
          </table:table-cell>
          <table:table-cell office:value-type="string">
            <text:p>非金利収支</text:p>
          </table:table-cell>
          <table:table-cell table:style-name="ce4" office:value-type="float" office:value="131841">
            <text:p>131,841</text:p>
          </table:table-cell>
          <table:table-cell table:style-name="ce4" office:value-type="float" office:value="343522">
            <text:p>343,522</text:p>
          </table:table-cell>
          <table:table-cell table:style-name="ce4" office:value-type="float" office:value="207318">
            <text:p>207,318</text:p>
          </table:table-cell>
          <table:table-cell table:style-name="ce4" office:value-type="string">
            <text:p>─</text:p>
          </table:table-cell>
          <table:table-cell table:style-name="ce4" office:value-type="float" office:value="189382">
            <text:p>189,382</text:p>
          </table:table-cell>
          <table:table-cell table:style-name="ce8"/>
          <table:table-cell table:style-name="ce4" office:value-type="float" office:value="-76599">
            <text:p>-76,599</text:p>
          </table:table-cell>
          <table:table-cell table:style-name="ce4" office:value-type="float" office:value="795465">
            <text:p>795,465</text:p>
          </table:table-cell>
        </table:table-row>
        <table:table-row table:style-name="ro3">
          <table:table-cell table:style-name="ce4" office:value-type="float" office:value="137622">
            <text:p>137,622</text:p>
          </table:table-cell>
          <table:table-cell office:value-type="string">
            <text:p>営業純益</text:p>
          </table:table-cell>
          <table:table-cell table:style-name="ce4" office:value-type="float" office:value="137622">
            <text:p>137,622</text:p>
          </table:table-cell>
          <table:table-cell table:style-name="ce4" office:value-type="float" office:value="365608">
            <text:p>365,608</text:p>
          </table:table-cell>
          <table:table-cell table:style-name="ce4" office:value-type="float" office:value="372552">
            <text:p>372,552</text:p>
          </table:table-cell>
          <table:table-cell table:style-name="ce4" office:value-type="float" office:value="109043">
            <text:p>109,043</text:p>
          </table:table-cell>
          <table:table-cell table:style-name="ce4" office:value-type="float" office:value="295566">
            <text:p>295,566</text:p>
          </table:table-cell>
          <table:table-cell table:style-name="ce8" table:formula="of:=SUM([.C11:.G11])" office:value-type="float" office:value="1280391">
            <text:p>1,280,391</text:p>
          </table:table-cell>
          <table:table-cell table:style-name="ce4" office:value-type="float" office:value="-136800">
            <text:p>-136,800</text:p>
          </table:table-cell>
          <table:table-cell table:style-name="ce4" office:value-type="float" office:value="1034548">
            <text:p>1,034,548</text:p>
          </table:table-cell>
          <table:table-cell table:style-name="ce4" office:value-type="float" office:value="9833">
            <text:p>9,833</text:p>
          </table:table-cell>
          <table:table-cell table:style-name="ce4" office:value-type="float" office:value="607643">
            <text:p>607,643</text:p>
          </table:table-cell>
        </table:table-row>
        <table:table-row table:style-name="ro3">
          <table:table-cell/>
          <table:table-cell office:value-type="string">
            <text:p>経費</text:p>
          </table:table-cell>
          <table:table-cell/>
          <table:table-cell table:style-name="ce5"/>
          <table:table-cell table:style-name="ce4" office:value-type="float" office:value="453083">
            <text:p>453,083</text:p>
          </table:table-cell>
          <table:table-cell table:style-name="ce4" office:value-type="float" office:value="324132">
            <text:p>324,132</text:p>
          </table:table-cell>
          <table:table-cell table:style-name="ce4" office:value-type="float" office:value="554147">
            <text:p>554,147</text:p>
          </table:table-cell>
          <table:table-cell table:style-name="ce4" office:value-type="float" office:value="266808">
            <text:p>266,808</text:p>
          </table:table-cell>
          <table:table-cell table:style-name="ce4" office:value-type="float" office:value="61754">
            <text:p>61,754</text:p>
          </table:table-cell>
          <table:table-cell table:style-name="ce8"/>
          <table:table-cell table:style-name="ce4" office:value-type="float" office:value="123909">
            <text:p>123,909</text:p>
          </table:table-cell>
          <table:table-cell table:style-name="ce4" office:value-type="float" office:value="1517028">
            <text:p>1,517,02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share</text:p>
          </table:table-cell>
          <table:table-cell table:style-name="ce7" table:formula="of:=[.E6]/[.$J$6]" office:value-type="percentage" office:value="0.10748435438862">
            <text:p>10.75%</text:p>
          </table:table-cell>
          <table:table-cell table:style-name="ce7" table:formula="of:=[.F6]/[.$J$6]" office:value-type="percentage" office:value="0.285544025223545">
            <text:p>28.55%</text:p>
          </table:table-cell>
          <table:table-cell table:style-name="ce7" table:formula="of:=[.G6]/[.$J$6]" office:value-type="percentage" office:value="0.290967368561635">
            <text:p>29.10%</text:p>
          </table:table-cell>
          <table:table-cell table:style-name="ce7" table:formula="of:=[.H6]/[.$J$6]" office:value-type="percentage" office:value="0.0851638288616524">
            <text:p>8.52%</text:p>
          </table:table-cell>
          <table:table-cell table:style-name="ce7" table:formula="of:=[.I6]/[.$J$6]" office:value-type="percentage" office:value="0.230840422964548">
            <text:p>23.08%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>
            <text:p>前連結会計年度(自　平成24年４月１日　至　平成25年３月31日)</text:p>
          </table:table-cell>
          <table:table-cell table:style-name="Default" table:number-columns-repeated="9"/>
          <table:table-cell table:number-columns-repeated="2"/>
        </table:table-row>
        <table:table-row table:style-name="ro4">
          <table:table-cell table:style-name="ce5" table:number-columns-repeated="2"/>
          <table:table-cell/>
          <table:table-cell office:value-type="string">
            <text:p>リテール部門(百万円)</text:p>
          </table:table-cell>
          <table:table-cell office:value-type="string">
            <text:p>法人部門(百万円)</text:p>
          </table:table-cell>
          <table:table-cell office:value-type="string">
            <text:p>国際部門(百万円)</text:p>
          </table:table-cell>
          <table:table-cell table:style-name="ce5"/>
          <table:table-cell office:value-type="string">
            <text:p>市場部門(百万円)</text:p>
          </table:table-cell>
          <table:table-cell office:value-type="string">
            <text:p>その他部門(百万円)</text:p>
          </table:table-cell>
          <table:table-cell office:value-type="string">
            <text:p>合計(百万円)</text:p>
          </table:table-cell>
          <table:table-cell table:number-columns-repeated="2"/>
        </table:table-row>
        <table:table-row table:style-name="ro4">
          <table:table-cell table:style-name="ce5" table:number-columns-repeated="2"/>
          <table:table-cell/>
          <table:table-cell table:style-name="ce5" table:number-columns-repeated="3"/>
          <table:table-cell office:value-type="string">
            <text:p>ＵＮＢＣ(百万円)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style-name="ce6" office:value-type="string">
            <text:p>業務粗利益</text:p>
          </table:table-cell>
          <table:table-cell table:style-name="ce5"/>
          <table:table-cell/>
          <table:table-cell office:value-type="float" office:value="595801">
            <text:p>595801</text:p>
          </table:table-cell>
          <table:table-cell office:value-type="float" office:value="665672">
            <text:p>665672</text:p>
          </table:table-cell>
          <table:table-cell office:value-type="float" office:value="742710">
            <text:p>742710</text:p>
          </table:table-cell>
          <table:table-cell office:value-type="float" office:value="288488">
            <text:p>288488</text:p>
          </table:table-cell>
          <table:table-cell office:value-type="float" office:value="580564">
            <text:p>580564</text:p>
          </table:table-cell>
          <table:table-cell office:value-type="float" office:value="-13788">
            <text:p>-13788</text:p>
          </table:table-cell>
          <table:table-cell office:value-type="float" office:value="2570960">
            <text:p>2570960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>
            <text:p>単体</text:p>
          </table:table-cell>
          <table:table-cell/>
          <table:table-cell office:value-type="float" office:value="496166">
            <text:p>496166</text:p>
          </table:table-cell>
          <table:table-cell office:value-type="float" office:value="637220">
            <text:p>637220</text:p>
          </table:table-cell>
          <table:table-cell office:value-type="float" office:value="359790">
            <text:p>359790</text:p>
          </table:table-cell>
          <table:table-cell office:value-type="string">
            <text:p>─</text:p>
          </table:table-cell>
          <table:table-cell office:value-type="float" office:value="570430">
            <text:p>570430</text:p>
          </table:table-cell>
          <table:table-cell office:value-type="float" office:value="-18244">
            <text:p>-18244</text:p>
          </table:table-cell>
          <table:table-cell office:value-type="float" office:value="2045364">
            <text:p>2045364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6" office:value-type="string">
            <text:p>金利収支</text:p>
          </table:table-cell>
          <table:table-cell office:value-type="float" office:value="404085">
            <text:p>404085</text:p>
          </table:table-cell>
          <table:table-cell office:value-type="float" office:value="324967">
            <text:p>324967</text:p>
          </table:table-cell>
          <table:table-cell office:value-type="float" office:value="182211">
            <text:p>182211</text:p>
          </table:table-cell>
          <table:table-cell office:value-type="string">
            <text:p>─</text:p>
          </table:table-cell>
          <table:table-cell office:value-type="float" office:value="205912">
            <text:p>205912</text:p>
          </table:table-cell>
          <table:table-cell office:value-type="float" office:value="48742">
            <text:p>48742</text:p>
          </table:table-cell>
          <table:table-cell office:value-type="float" office:value="1165918">
            <text:p>1165918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6" office:value-type="string">
            <text:p>非金利収支</text:p>
          </table:table-cell>
          <table:table-cell office:value-type="float" office:value="92081">
            <text:p>92081</text:p>
          </table:table-cell>
          <table:table-cell office:value-type="float" office:value="312253">
            <text:p>312253</text:p>
          </table:table-cell>
          <table:table-cell office:value-type="float" office:value="177579">
            <text:p>177579</text:p>
          </table:table-cell>
          <table:table-cell office:value-type="string">
            <text:p>─</text:p>
          </table:table-cell>
          <table:table-cell office:value-type="float" office:value="364518">
            <text:p>364518</text:p>
          </table:table-cell>
          <table:table-cell office:value-type="float" office:value="-66986">
            <text:p>-66986</text:p>
          </table:table-cell>
          <table:table-cell office:value-type="float" office:value="879445">
            <text:p>879445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>
            <text:p>子会社</text:p>
          </table:table-cell>
          <table:table-cell/>
          <table:table-cell office:value-type="float" office:value="99635">
            <text:p>99635</text:p>
          </table:table-cell>
          <table:table-cell office:value-type="float" office:value="28451">
            <text:p>28451</text:p>
          </table:table-cell>
          <table:table-cell office:value-type="float" office:value="382920">
            <text:p>382920</text:p>
          </table:table-cell>
          <table:table-cell office:value-type="float" office:value="288488">
            <text:p>288488</text:p>
          </table:table-cell>
          <table:table-cell office:value-type="float" office:value="10133">
            <text:p>10133</text:p>
          </table:table-cell>
          <table:table-cell office:value-type="float" office:value="4455">
            <text:p>4455</text:p>
          </table:table-cell>
          <table:table-cell office:value-type="float" office:value="525596">
            <text:p>525596</text:p>
          </table:table-cell>
          <table:table-cell table:number-columns-repeated="2"/>
        </table:table-row>
        <table:table-row table:style-name="ro1">
          <table:table-cell table:style-name="ce6" office:value-type="string">
            <text:p>経費</text:p>
          </table:table-cell>
          <table:table-cell table:style-name="ce5"/>
          <table:table-cell/>
          <table:table-cell office:value-type="float" office:value="456145">
            <text:p>456145</text:p>
          </table:table-cell>
          <table:table-cell office:value-type="float" office:value="335418">
            <text:p>335418</text:p>
          </table:table-cell>
          <table:table-cell office:value-type="float" office:value="442605">
            <text:p>442605</text:p>
          </table:table-cell>
          <table:table-cell office:value-type="float" office:value="205410">
            <text:p>205410</text:p>
          </table:table-cell>
          <table:table-cell office:value-type="float" office:value="51293">
            <text:p>51293</text:p>
          </table:table-cell>
          <table:table-cell office:value-type="float" office:value="120453">
            <text:p>120453</text:p>
          </table:table-cell>
          <table:table-cell office:value-type="float" office:value="1405916">
            <text:p>1405916</text:p>
          </table:table-cell>
          <table:table-cell table:number-columns-repeated="2"/>
        </table:table-row>
        <table:table-row table:style-name="ro1">
          <table:table-cell table:style-name="ce6" office:value-type="string">
            <text:p>営業純益</text:p>
          </table:table-cell>
          <table:table-cell table:style-name="ce5"/>
          <table:table-cell/>
          <table:table-cell office:value-type="float" office:value="139656">
            <text:p>139656</text:p>
          </table:table-cell>
          <table:table-cell office:value-type="float" office:value="330253">
            <text:p>330253</text:p>
          </table:table-cell>
          <table:table-cell office:value-type="float" office:value="300105">
            <text:p>300105</text:p>
          </table:table-cell>
          <table:table-cell office:value-type="float" office:value="83077">
            <text:p>83077</text:p>
          </table:table-cell>
          <table:table-cell office:value-type="float" office:value="529271">
            <text:p>529271</text:p>
          </table:table-cell>
          <table:table-cell office:value-type="float" office:value="-134242">
            <text:p>-134242</text:p>
          </table:table-cell>
          <table:table-cell office:value-type="float" office:value="1165043">
            <text:p>1165043</text:p>
          </table:table-cell>
          <table:table-cell table:number-columns-repeated="2"/>
        </table:table-row>
      </table:table>
      <table:table table:name="2" table:style-name="ta1" table:print="false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>
            <draw:frame table:end-cell-address="'2'.L23" table:end-x="1.222cm" table:end-y="0.277cm" draw:z-index="1" draw:style-name="gr1" draw:text-style-name="P1" svg:width="16.015cm" svg:height="9.01cm" svg:x="1.014cm" svg:y="0.338cm">
              <draw:object draw:notify-on-update-of-ranges="'2'.I6:'2'.I6 '2'.I7:'2'.I12 '2'.J6:'2'.J6 '2'.J7:'2'.J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5">
          <table:table-cell/>
          <table:table-cell office:value-type="string">
            <text:p>平成25年３月31日</text:p>
          </table:table-cell>
          <table:table-cell office:value-type="string">
            <text:p>百万円</text:p>
          </table:table-cell>
          <table:table-cell/>
          <table:table-cell office:value-type="string">
            <text:p>平成26年３月31日</text:p>
          </table:table-cell>
          <table:table-cell table:number-columns-repeated="5"/>
          <table:table-cell office:value-type="string">
            <text:p>百万円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.03">
            <text:p>2014.03</text:p>
          </table:table-cell>
          <table:table-cell/>
          <table:table-cell office:value-type="string">
            <text:p>division</text:p>
          </table:table-cell>
          <table:table-cell office:value-type="string">
            <text:p>2015 03</text:p>
          </table:table-cell>
          <table:table-cell office:value-type="string">
            <text:p>2014 03</text:p>
          </table:table-cell>
          <table:table-cell/>
          <table:table-cell/>
          <table:table-cell office:value-type="string">
            <text:p>2015/2014</text:p>
          </table:table-cell>
          <table:table-cell office:value-type="string">
            <text:p>2015 03</text:p>
          </table:table-cell>
          <table:table-cell office:value-type="string">
            <text:p>2014 03</text:p>
          </table:table-cell>
        </table:table-row>
        <table:table-row table:style-name="ro1">
          <table:table-cell/>
          <table:table-cell office:value-type="string">
            <text:p>市場部門</text:p>
          </table:table-cell>
          <table:table-cell table:style-name="ce9" office:value-type="float" office:value="529271">
            <text:p>529,271</text:p>
          </table:table-cell>
          <table:table-cell table:style-name="ce9"/>
          <table:table-cell office:value-type="string">
            <text:p>法人部門</text:p>
          </table:table-cell>
          <table:table-cell table:style-name="ce7" table:formula="of:=[.K7]/[.K$14]" office:value-type="percentage" office:value="0.312125858412701">
            <text:p>31.21%</text:p>
          </table:table-cell>
          <table:table-cell table:style-name="ce7" table:formula="of:=[.L7]/[.L$14]" office:value-type="percentage" office:value="0.254180568543468">
            <text:p>25.42%</text:p>
          </table:table-cell>
          <table:table-cell table:style-name="ce7"/>
          <table:table-cell table:style-name="ce7" table:formula="of:=[.E7]" office:value-type="string" office:string-value="法人部門">
            <text:p>法人部門</text:p>
          </table:table-cell>
          <table:table-cell table:style-name="ce7" table:formula="of:=[.K7]/[.L7]-1" office:value-type="percentage" office:value="0.107054288681708">
            <text:p>10.71%</text:p>
          </table:table-cell>
          <table:table-cell table:style-name="ce9" office:value-type="float" office:value="365608">
            <text:p>365,608</text:p>
          </table:table-cell>
          <table:table-cell table:style-name="ce9" table:formula="of:=VLOOKUP([.E7];[.$B$7:.$C$13];2;0)" office:value-type="float" office:value="330253">
            <text:p>330,253</text:p>
          </table:table-cell>
        </table:table-row>
        <table:table-row table:style-name="ro1">
          <table:table-cell/>
          <table:table-cell office:value-type="string">
            <text:p>法人部門</text:p>
          </table:table-cell>
          <table:table-cell table:style-name="ce9" office:value-type="float" office:value="330253">
            <text:p>330,253</text:p>
          </table:table-cell>
          <table:table-cell table:style-name="ce9"/>
          <table:table-cell office:value-type="string">
            <text:p>市場部門</text:p>
          </table:table-cell>
          <table:table-cell table:style-name="ce7" table:formula="of:=[.K8]/[.K$14]" office:value-type="percentage" office:value="0.252329794390736">
            <text:p>25.23%</text:p>
          </table:table-cell>
          <table:table-cell table:style-name="ce7" table:formula="of:=[.L8]/[.L$14]" office:value-type="percentage" office:value="0.407355584032757">
            <text:p>40.74%</text:p>
          </table:table-cell>
          <table:table-cell table:style-name="ce7"/>
          <table:table-cell table:style-name="ce7" table:formula="of:=[.E8]" office:value-type="string" office:string-value="市場部門">
            <text:p>市場部門</text:p>
          </table:table-cell>
          <table:table-cell table:style-name="ce7" table:formula="of:=[.K8]/[.L8]-1" office:value-type="percentage" office:value="-0.441560183724406">
            <text:p>-44.16%</text:p>
          </table:table-cell>
          <table:table-cell table:style-name="ce9" office:value-type="float" office:value="295566">
            <text:p>295,566</text:p>
          </table:table-cell>
          <table:table-cell table:style-name="ce9" table:formula="of:=VLOOKUP([.E8];[.$B$7:.$C$13];2;0)" office:value-type="float" office:value="529271">
            <text:p>529,271</text:p>
          </table:table-cell>
        </table:table-row>
        <table:table-row table:style-name="ro1">
          <table:table-cell/>
          <table:table-cell office:value-type="string">
            <text:p>国際部門</text:p>
          </table:table-cell>
          <table:table-cell table:style-name="ce9" office:value-type="float" office:value="217028">
            <text:p>217,028</text:p>
          </table:table-cell>
          <table:table-cell/>
          <table:table-cell office:value-type="string">
            <text:p>国際部門</text:p>
          </table:table-cell>
          <table:table-cell table:style-name="ce7" table:formula="of:=[.K9]/[.K$14]" office:value-type="percentage" office:value="0.224962180325574">
            <text:p>22.50%</text:p>
          </table:table-cell>
          <table:table-cell table:style-name="ce7" table:formula="of:=[.L9]/[.L$14]" office:value-type="percentage" office:value="0.167036485451614">
            <text:p>16.70%</text:p>
          </table:table-cell>
          <table:table-cell table:style-name="ce7"/>
          <table:table-cell table:style-name="ce7" table:formula="of:=[.E9]" office:value-type="string" office:string-value="国際部門">
            <text:p>国際部門</text:p>
          </table:table-cell>
          <table:table-cell table:style-name="ce7" table:formula="of:=[.K9]/[.L9]-1" office:value-type="percentage" office:value="0.214170521775992">
            <text:p>21.42%</text:p>
          </table:table-cell>
          <table:table-cell table:style-name="ce9" office:value-type="float" office:value="263509">
            <text:p>263,509</text:p>
          </table:table-cell>
          <table:table-cell table:style-name="ce9" table:formula="of:=VLOOKUP([.E9];[.$B$7:.$C$13];2;0)" office:value-type="float" office:value="217028">
            <text:p>217,028</text:p>
          </table:table-cell>
        </table:table-row>
        <table:table-row table:style-name="ro1">
          <table:table-cell/>
          <table:table-cell office:value-type="string">
            <text:p>リテール</text:p>
          </table:table-cell>
          <table:table-cell table:style-name="ce9" office:value-type="float" office:value="139656">
            <text:p>139,656</text:p>
          </table:table-cell>
          <table:table-cell table:style-name="ce9"/>
          <table:table-cell office:value-type="string">
            <text:p>リテール</text:p>
          </table:table-cell>
          <table:table-cell table:style-name="ce7" table:formula="of:=[.K10]/[.K$14]" office:value-type="percentage" office:value="0.117490276160458">
            <text:p>11.75%</text:p>
          </table:table-cell>
          <table:table-cell table:style-name="ce7" table:formula="of:=[.L10]/[.L$14]" office:value-type="percentage" office:value="0.107486810053222">
            <text:p>10.75%</text:p>
          </table:table-cell>
          <table:table-cell table:style-name="ce7"/>
          <table:table-cell table:style-name="ce7" table:formula="of:=[.E10]" office:value-type="string" office:string-value="リテール">
            <text:p>リテール</text:p>
          </table:table-cell>
          <table:table-cell table:style-name="ce7" table:formula="of:=[.K10]/[.L10]-1" office:value-type="percentage" office:value="-0.014564358137137">
            <text:p>-1.46%</text:p>
          </table:table-cell>
          <table:table-cell table:style-name="ce9" office:value-type="float" office:value="137622">
            <text:p>137,622</text:p>
          </table:table-cell>
          <table:table-cell table:style-name="ce9" table:formula="of:=VLOOKUP([.E10];[.$B$7:.$C$13];2;0)" office:value-type="float" office:value="139656">
            <text:p>139,656</text:p>
          </table:table-cell>
        </table:table-row>
        <table:table-row table:style-name="ro1">
          <table:table-cell/>
          <table:table-cell office:value-type="string">
            <text:p>ＵＮＢＣ</text:p>
          </table:table-cell>
          <table:table-cell table:style-name="ce9" office:value-type="float" office:value="83077">
            <text:p>83,077</text:p>
          </table:table-cell>
          <table:table-cell table:style-name="ce9"/>
          <table:table-cell office:value-type="string">
            <text:p>ＵＮＢＣ</text:p>
          </table:table-cell>
          <table:table-cell table:style-name="ce7" table:formula="of:=[.K11]/[.K$14]" office:value-type="percentage" office:value="0.0930918907105318">
            <text:p>9.31%</text:p>
          </table:table-cell>
          <table:table-cell table:style-name="ce7" table:formula="of:=[.L11]/[.L$14]" office:value-type="percentage" office:value="0.06394055191894">
            <text:p>6.39%</text:p>
          </table:table-cell>
          <table:table-cell table:style-name="ce7"/>
          <table:table-cell table:style-name="ce7" table:formula="of:=[.E11]" office:value-type="string" office:string-value="ＵＮＢＣ">
            <text:p>ＵＮＢＣ</text:p>
          </table:table-cell>
          <table:table-cell table:style-name="ce7" table:formula="of:=[.K11]/[.L11]-1" office:value-type="percentage" office:value="0.312553414302394">
            <text:p>31.26%</text:p>
          </table:table-cell>
          <table:table-cell table:style-name="ce9" office:value-type="float" office:value="109043">
            <text:p>109,043</text:p>
          </table:table-cell>
          <table:table-cell table:style-name="ce9" table:formula="of:=VLOOKUP([.E11];[.$B$7:.$C$13];2;0)" office:value-type="float" office:value="83077">
            <text:p>83,077</text:p>
          </table:table-cell>
        </table:table-row>
        <table:table-row table:style-name="ro1">
          <table:table-cell/>
          <table:table-cell office:value-type="string">
            <text:p>その他</text:p>
          </table:table-cell>
          <table:table-cell table:style-name="ce9" office:value-type="float" office:value="-134242">
            <text:p>-134,242</text:p>
          </table:table-cell>
          <table:table-cell table:style-name="ce9"/>
          <table:table-cell office:value-type="string">
            <text:p>その他</text:p>
          </table:table-cell>
          <table:table-cell table:number-columns-repeated="3"/>
          <table:table-cell table:style-name="ce7" table:formula="of:=[.E12]" office:value-type="string" office:string-value="その他">
            <text:p>その他</text:p>
          </table:table-cell>
          <table:table-cell table:style-name="ce7" table:formula="of:=[.K12]/[.L12]-1" office:value-type="percentage" office:value="0.0190551392261735">
            <text:p>1.91%</text:p>
          </table:table-cell>
          <table:table-cell table:style-name="ce9" office:value-type="float" office:value="-136800">
            <text:p>-136,800</text:p>
          </table:table-cell>
          <table:table-cell table:style-name="ce9" table:formula="of:=VLOOKUP([.E12];[.$B$7:.$C$13];2;0)" office:value-type="float" office:value="-134242">
            <text:p>-134,242</text:p>
          </table:table-cell>
        </table:table-row>
        <table:table-row table:style-name="ro1">
          <table:table-cell/>
          <table:table-cell office:value-type="string">
            <text:p>合計</text:p>
          </table:table-cell>
          <table:table-cell table:style-name="ce9" office:value-type="float" office:value="1165043">
            <text:p>1,165,043</text:p>
          </table:table-cell>
          <table:table-cell table:style-name="ce9"/>
          <table:table-cell office:value-type="string">
            <text:p>合計</text:p>
          </table:table-cell>
          <table:table-cell table:number-columns-repeated="3"/>
          <table:table-cell table:style-name="ce7" table:formula="of:=[.E13]" office:value-type="string" office:string-value="合計">
            <text:p>合計</text:p>
          </table:table-cell>
          <table:table-cell table:style-name="ce7" table:formula="of:=[.K13]/[.L13]-1" office:value-type="percentage" office:value="-0.112008741308261">
            <text:p>-11.20%</text:p>
          </table:table-cell>
          <table:table-cell table:style-name="ce9" office:value-type="float" office:value="1034548">
            <text:p>1,034,548</text:p>
          </table:table-cell>
          <table:table-cell table:style-name="ce9" table:formula="of:=VLOOKUP([.E13];[.$B$7:.$C$13];2;0)" office:value-type="float" office:value="1165043">
            <text:p>1,165,043</text:p>
          </table:table-cell>
        </table:table-row>
        <table:table-row table:style-name="ro1">
          <table:table-cell/>
          <table:table-cell office:value-type="string">
            <text:p>surplus,sum</text:p>
          </table:table-cell>
          <table:table-cell table:formula="of:=SUM([.C7:.C11])" office:value-type="float" office:value="1299285">
            <text:p>1299285</text:p>
          </table:table-cell>
          <table:table-cell/>
          <table:table-cell office:value-type="string">
            <text:p>surplus,sum</text:p>
          </table:table-cell>
          <table:table-cell table:number-columns-repeated="3"/>
          <table:table-cell table:style-name="ce7" table:formula="of:=[.E14]" office:value-type="string" office:string-value="surplus,sum">
            <text:p>surplus,sum</text:p>
          </table:table-cell>
          <table:table-cell table:style-name="ce7" table:formula="of:=[.K14]/[.L14]-1" office:value-type="percentage" office:value="-0.0984672339017228">
            <text:p>-9.85%</text:p>
          </table:table-cell>
          <table:table-cell table:style-name="ce9" table:formula="of:=SUM([.K7:.K11])" office:value-type="float" office:value="1171348">
            <text:p>1,171,348</text:p>
          </table:table-cell>
          <table:table-cell table:style-name="ce9" table:formula="of:=SUM([.L7:.L11])" office:value-type="float" office:value="1299285">
            <text:p>1,299,28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5">
          <table:table-cell/>
          <table:table-cell office:value-type="string">
            <text:p>平成26年３月31日</text:p>
          </table:table-cell>
          <table:table-cell table:number-columns-repeated="2"/>
          <table:table-cell office:value-type="string">
            <text:p>百万円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ivision</text:p>
          </table:table-cell>
          <table:table-cell office:value-type="string">
            <text:p>2015 03</text:p>
          </table:table-cell>
          <table:table-cell office:value-type="string">
            <text:p>2014 03</text:p>
          </table:table-cell>
          <table:table-cell office:value-type="string">
            <text:p>2015 03</text:p>
          </table:table-cell>
          <table:table-cell office:value-type="string">
            <text:p>2014 0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法人部門</text:p>
          </table:table-cell>
          <table:table-cell office:value-type="float" office:value="0.312125858412701">
            <text:p>0.3121258584</text:p>
          </table:table-cell>
          <table:table-cell office:value-type="float" office:value="0.254180568543468">
            <text:p>0.2541805685</text:p>
          </table:table-cell>
          <table:table-cell office:value-type="float" office:value="365608">
            <text:p>365608</text:p>
          </table:table-cell>
          <table:table-cell office:value-type="float" office:value="330253">
            <text:p>33025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市場部門</text:p>
          </table:table-cell>
          <table:table-cell office:value-type="float" office:value="0.252329794390736">
            <text:p>0.2523297944</text:p>
          </table:table-cell>
          <table:table-cell office:value-type="float" office:value="0.407355584032757">
            <text:p>0.407355584</text:p>
          </table:table-cell>
          <table:table-cell office:value-type="float" office:value="295566">
            <text:p>295566</text:p>
          </table:table-cell>
          <table:table-cell office:value-type="float" office:value="529271">
            <text:p>5292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国際部門</text:p>
          </table:table-cell>
          <table:table-cell office:value-type="float" office:value="0.224962180325574">
            <text:p>0.2249621803</text:p>
          </table:table-cell>
          <table:table-cell office:value-type="float" office:value="0.167036485451614">
            <text:p>0.1670364855</text:p>
          </table:table-cell>
          <table:table-cell office:value-type="float" office:value="263509">
            <text:p>263509</text:p>
          </table:table-cell>
          <table:table-cell office:value-type="float" office:value="217028">
            <text:p>21702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リテール</text:p>
          </table:table-cell>
          <table:table-cell office:value-type="float" office:value="0.117490276160458">
            <text:p>0.1174902762</text:p>
          </table:table-cell>
          <table:table-cell office:value-type="float" office:value="0.107486810053222">
            <text:p>0.1074868101</text:p>
          </table:table-cell>
          <table:table-cell office:value-type="float" office:value="137622">
            <text:p>137622</text:p>
          </table:table-cell>
          <table:table-cell office:value-type="float" office:value="139656">
            <text:p>13965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ＵＮＢＣ</text:p>
          </table:table-cell>
          <table:table-cell office:value-type="float" office:value="0.0930918907105318">
            <text:p>0.0930918907</text:p>
          </table:table-cell>
          <table:table-cell office:value-type="float" office:value="0.06394055191894">
            <text:p>0.0639405519</text:p>
            <draw:frame table:end-cell-address="'2'.N43" table:end-x="0.662cm" table:end-y="0.044cm" draw:z-index="0" draw:style-name="gr2" draw:text-style-name="P1" svg:width="22.773cm" svg:height="8.999cm" svg:x="0.47cm" svg:y="0.077cm">
              <draw:object draw:notify-on-update-of-ranges="'2'.E6:'2'.E6 '2'.E7:'2'.E11 '2'.F6:'2'.F6 '2'.F7:'2'.F11 '2'.G6:'2'.G6 '2'.G7:'2'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109043">
            <text:p>109043</text:p>
          </table:table-cell>
          <table:table-cell office:value-type="float" office:value="83077">
            <text:p>8307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その他</text:p>
          </table:table-cell>
          <table:table-cell table:number-columns-repeated="2"/>
          <table:table-cell office:value-type="float" office:value="-136800">
            <text:p>-136800</text:p>
          </table:table-cell>
          <table:table-cell office:value-type="float" office:value="-134242">
            <text:p>-13424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合計</text:p>
          </table:table-cell>
          <table:table-cell table:number-columns-repeated="2"/>
          <table:table-cell office:value-type="float" office:value="1034548">
            <text:p>1034548</text:p>
          </table:table-cell>
          <table:table-cell office:value-type="float" office:value="1165043">
            <text:p>116504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urplus,sum</text:p>
          </table:table-cell>
          <table:table-cell table:number-columns-repeated="2"/>
          <table:table-cell office:value-type="float" office:value="1171348">
            <text:p>1171348</text:p>
          </table:table-cell>
          <table:table-cell office:value-type="float" office:value="1299285">
            <text:p>1299285</text:p>
          </table:table-cell>
          <table:table-cell table:number-columns-repeated="6"/>
        </table:table-row>
      </table:table>
      <table:database-ranges>
        <table:database-range table:target-range-address="'2'.E7:'2'.K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2015/05/17</text:date>, <text:time>09:15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5-05-17T07:29:36.07</meta:creation-date>
    <dc:date>2015-05-17T09:15:23.27</dc:date>
    <dc:creator>Iwabuchi Ken</dc:creator>
    <meta:editing-duration>PT1H45M48S</meta:editing-duration>
    <meta:editing-cycles>4</meta:editing-cycles>
    <meta:generator>OpenOffice/4.1.1$Win32 OpenOffice.org_project/411m6$Build-9775</meta:generator>
    <meta:document-statistic meta:table-count="3" meta:cell-count="2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 style:data-style-name="N11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774cm" svg:height="9cm" xlink:href=".." xlink:type="simple" chart:class="chart:ring" chart:style-name="ch1">
        <chart:title svg:x="9.094cm" svg:y="0.316cm" chart:style-name="ch2">
          <text:p>MUFG 2014.3 - 2015.3</text:p>
        </chart:title>
        <chart:subtitle svg:x="8.843cm" svg:y="1.276cm" chart:style-name="ch3">
          <text:p>営業利益　セグメント別　割合</text:p>
        </chart:subtitle>
        <chart:legend chart:legend-position="end" svg:x="20.643cm" svg:y="3.337cm" style:legend-expansion="high" chart:style-name="ch4"/>
        <chart:plot-area chart:style-name="ch5" table:cell-range-address="'2'.E6:'2'.G11" chart:data-source-has-labels="both" svg:x="0.455cm" svg:y="2.085cm" svg:width="19.733cm" svg:height="6.735cm">
          <chartooo:coordinate-region svg:x="6.923cm" svg:y="2.086cm" svg:width="6.734cm" svg:height="6.734cm"/>
          <chart:axis chart:dimension="x" chart:name="primary-x" chart:style-name="ch6" chartooo:axis-type="auto">
            <chartooo:date-scale/>
            <chart:categories table:cell-range-address="'2'.E7:'2'.E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'.F7:'2'.F11" chart:label-cell-address="'2'.F6:'2'.F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2'.G7:'2'.G11" chart:label-cell-address="'2'.G6:'2'.G6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5 03</text:p>
                <draw:g>
                  <svg:desc>'2'.F6:'2'.F6</svg:desc>
                </draw:g>
              </table:table-cell>
              <table:table-cell office:value-type="string">
                <text:p>2014 03</text:p>
                <draw:g>
                  <svg:desc>'2'.G6:'2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法人部門</text:p>
                <draw:g>
                  <svg:desc>'2'.E7:'2'.E11</svg:desc>
                </draw:g>
              </table:table-cell>
              <table:table-cell office:value-type="float" office:value="0.312125858412701">
                <text:p>0.312125858412701</text:p>
                <draw:g>
                  <svg:desc>'2'.F7:'2'.F11</svg:desc>
                </draw:g>
              </table:table-cell>
              <table:table-cell office:value-type="float" office:value="0.254180568543468">
                <text:p>0.254180568543468</text:p>
                <draw:g>
                  <svg:desc>'2'.G7:'2'.G11</svg:desc>
                </draw:g>
              </table:table-cell>
            </table:table-row>
            <table:table-row>
              <table:table-cell office:value-type="string">
                <text:p>市場部門</text:p>
              </table:table-cell>
              <table:table-cell office:value-type="float" office:value="0.252329794390736">
                <text:p>0.252329794390736</text:p>
              </table:table-cell>
              <table:table-cell office:value-type="float" office:value="0.407355584032757">
                <text:p>0.407355584032757</text:p>
              </table:table-cell>
            </table:table-row>
            <table:table-row>
              <table:table-cell office:value-type="string">
                <text:p>国際部門</text:p>
              </table:table-cell>
              <table:table-cell office:value-type="float" office:value="0.224962180325574">
                <text:p>0.224962180325574</text:p>
              </table:table-cell>
              <table:table-cell office:value-type="float" office:value="0.167036485451614">
                <text:p>0.167036485451614</text:p>
              </table:table-cell>
            </table:table-row>
            <table:table-row>
              <table:table-cell office:value-type="string">
                <text:p>リテール</text:p>
              </table:table-cell>
              <table:table-cell office:value-type="float" office:value="0.117490276160458">
                <text:p>0.117490276160458</text:p>
              </table:table-cell>
              <table:table-cell office:value-type="float" office:value="0.107486810053222">
                <text:p>0.107486810053222</text:p>
              </table:table-cell>
            </table:table-row>
            <table:table-row>
              <table:table-cell office:value-type="string">
                <text:p>ＵＮＢＣ</text:p>
              </table:table-cell>
              <table:table-cell office:value-type="float" office:value="0.0930918907105318">
                <text:p>0.0930918907105318</text:p>
              </table:table-cell>
              <table:table-cell office:value-type="float" office:value="0.06394055191894">
                <text:p>0.06394055191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cc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11cm" xlink:href=".." xlink:type="simple" chart:class="chart:bar" chart:style-name="ch1">
        <chart:title svg:x="6.301cm" svg:y="0.316cm" chart:style-name="ch2">
          <text:p>MUFG 営業純益</text:p>
        </chart:title>
        <chart:subtitle svg:x="6.35cm" svg:y="1.275cm" chart:style-name="ch3">
          <text:p>inc/dec 2014-2015</text:p>
        </chart:subtitle>
        <chart:legend chart:legend-position="end" svg:x="13.673cm" svg:y="4.193cm" style:legend-expansion="high" chart:style-name="ch4"/>
        <chart:plot-area chart:style-name="ch5" table:cell-range-address="'2'.I6:'2'.J12" chart:data-source-has-labels="both" svg:x="0.77cm" svg:y="2.318cm" svg:width="12.263cm" svg:height="6.093cm">
          <chartooo:coordinate-region svg:x="2.291cm" svg:y="2.53cm" svg:width="10.742cm" svg:height="5.669cm"/>
          <chart:axis chart:dimension="x" chart:name="primary-x" chart:style-name="ch6" chartooo:axis-type="auto">
            <chartooo:date-scale/>
            <chart:categories table:cell-range-address="'2'.I7:'2'.I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'.J7:'2'.J12" chart:label-cell-address="'2'.J6:'2'.J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5/2014</text:p>
                <draw:g>
                  <svg:desc>'2'.J6:'2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法人部門</text:p>
                <draw:g>
                  <svg:desc>'2'.I7:'2'.I12</svg:desc>
                </draw:g>
              </table:table-cell>
              <table:table-cell office:value-type="float" office:value="0.107054288681708">
                <text:p>0.107054288681708</text:p>
                <draw:g>
                  <svg:desc>'2'.J7:'2'.J12</svg:desc>
                </draw:g>
              </table:table-cell>
            </table:table-row>
            <table:table-row>
              <table:table-cell office:value-type="string">
                <text:p>市場部門</text:p>
              </table:table-cell>
              <table:table-cell office:value-type="float" office:value="-0.441560183724406">
                <text:p>-0.441560183724406</text:p>
              </table:table-cell>
            </table:table-row>
            <table:table-row>
              <table:table-cell office:value-type="string">
                <text:p>国際部門</text:p>
              </table:table-cell>
              <table:table-cell office:value-type="float" office:value="0.214170521775992">
                <text:p>0.214170521775992</text:p>
              </table:table-cell>
            </table:table-row>
            <table:table-row>
              <table:table-cell office:value-type="string">
                <text:p>リテール</text:p>
              </table:table-cell>
              <table:table-cell office:value-type="float" office:value="-0.014564358137137">
                <text:p>-0.014564358137137</text:p>
              </table:table-cell>
            </table:table-row>
            <table:table-row>
              <table:table-cell office:value-type="string">
                <text:p>ＵＮＢＣ</text:p>
              </table:table-cell>
              <table:table-cell office:value-type="float" office:value="0.312553414302394">
                <text:p>0.312553414302394</text:p>
              </table:table-cell>
            </table:table-row>
            <table:table-row>
              <table:table-cell office:value-type="string">
                <text:p>その他</text:p>
              </table:table-cell>
              <table:table-cell office:value-type="float" office:value="0.0190551392261735">
                <text:p>0.0190551392261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